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KLUG" svg:font-family="LKLUG"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44pt" fo:font-weight="bold" officeooo:rsid="001a1644" officeooo:paragraph-rsid="001a1644" style:font-size-asian="44pt" style:font-weight-asian="bold" style:font-size-complex="44pt" style:font-weight-complex="bold"/>
    </style:style>
    <style:style style:name="P2" style:family="paragraph" style:parent-style-name="Standard">
      <style:paragraph-properties fo:text-align="center" style:justify-single-word="false"/>
      <style:text-properties fo:font-size="32pt" fo:font-weight="bold" officeooo:rsid="001a1644" officeooo:paragraph-rsid="001a1644"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24pt" fo:font-weight="bold" officeooo:rsid="001a1644" officeooo:paragraph-rsid="001a1644" style:font-size-asian="24pt" style:font-weight-asian="bold" style:font-size-complex="24pt" style:font-weight-complex="bold"/>
    </style:style>
    <style:style style:name="P4" style:family="paragraph" style:parent-style-name="Standard">
      <style:paragraph-properties fo:text-align="start" style:justify-single-word="false"/>
      <style:text-properties fo:font-size="28pt" fo:font-style="italic" style:text-underline-style="solid" style:text-underline-width="auto" style:text-underline-color="font-color" fo:font-weight="bold" officeooo:rsid="001a1644" officeooo:paragraph-rsid="001a1644" style:font-size-asian="28pt" style:font-style-asian="italic" style:font-weight-asian="bold" style:font-size-complex="28pt" style:font-style-complex="italic" style:font-weight-complex="bold"/>
    </style:style>
    <style:style style:name="P5" style:family="paragraph" style:parent-style-name="Standard">
      <style:paragraph-properties fo:text-align="start" style:justify-single-word="false"/>
      <style:text-properties fo:font-size="28pt" fo:font-style="italic" style:text-underline-style="solid" style:text-underline-width="auto" style:text-underline-color="font-color" fo:font-weight="bold" officeooo:rsid="0020a57a" officeooo:paragraph-rsid="0020a57a" style:font-size-asian="28pt" style:font-style-asian="italic" style:font-weight-asian="bold" style:font-size-complex="28pt" style:font-style-complex="italic" style:font-weight-complex="bold"/>
    </style:style>
    <style:style style:name="P6" style:family="paragraph" style:parent-style-name="Standard">
      <style:paragraph-properties fo:text-align="start" style:justify-single-word="false"/>
      <style:text-properties fo:font-size="28pt" fo:font-style="italic" style:text-underline-style="solid" style:text-underline-width="auto" style:text-underline-color="font-color" fo:font-weight="bold" officeooo:rsid="0020a57a" officeooo:paragraph-rsid="002346ad" style:font-size-asian="28pt" style:font-style-asian="italic" style:font-weight-asian="bold" style:font-size-complex="28pt" style:font-style-complex="italic" style:font-weight-complex="bold"/>
    </style:style>
    <style:style style:name="P7" style:family="paragraph" style:parent-style-name="Standard">
      <style:paragraph-properties fo:text-align="start" style:justify-single-word="false"/>
      <style:text-properties fo:font-size="28pt" fo:font-style="italic" style:text-underline-style="solid" style:text-underline-width="auto" style:text-underline-color="font-color" fo:font-weight="bold" officeooo:rsid="0020a57a" officeooo:paragraph-rsid="0025d10e" style:font-size-asian="28pt" style:font-style-asian="italic" style:font-weight-asian="bold" style:font-size-complex="28pt" style:font-style-complex="italic" style:font-weight-complex="bold"/>
    </style:style>
    <style:style style:name="P8" style:family="paragraph" style:parent-style-name="Standard">
      <style:paragraph-properties fo:text-align="start" style:justify-single-word="false"/>
      <style:text-properties fo:font-size="28pt" fo:font-style="italic" style:text-underline-style="solid" style:text-underline-width="auto" style:text-underline-color="font-color" fo:font-weight="bold" officeooo:rsid="0020a57a" officeooo:paragraph-rsid="00262e85" style:font-size-asian="28pt" style:font-style-asian="italic" style:font-weight-asian="bold" style:font-size-complex="28pt" style:font-style-complex="italic" style:font-weight-complex="bold"/>
    </style:style>
    <style:style style:name="P9" style:family="paragraph" style:parent-style-name="Standard">
      <style:paragraph-properties fo:text-align="start" style:justify-single-word="false"/>
      <style:text-properties fo:font-size="14pt" fo:font-style="normal" style:text-underline-style="none" fo:font-weight="bold" officeooo:rsid="0020a57a" officeooo:paragraph-rsid="0020a57a" style:font-size-asian="14pt" style:font-style-asian="normal" style:font-weight-asian="bold" style:font-size-complex="14pt" style:font-style-complex="normal" style:font-weight-complex="bold"/>
    </style:style>
    <style:style style:name="P10" style:family="paragraph" style:parent-style-name="Standard">
      <style:paragraph-properties fo:text-align="start" style:justify-single-word="false"/>
      <style:text-properties fo:font-size="14pt" fo:font-style="normal" style:text-underline-style="none" fo:font-weight="bold" officeooo:rsid="0020a57a" officeooo:paragraph-rsid="002346ad" style:font-size-asian="14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style:text-properties fo:font-size="14pt" fo:font-style="normal" style:text-underline-style="none" fo:font-weight="bold" officeooo:rsid="0020a57a" officeooo:paragraph-rsid="0025d10e" style:font-size-asian="14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style:text-properties fo:font-size="14pt" fo:font-style="normal" style:text-underline-style="none" fo:font-weight="bold" officeooo:rsid="0020a57a" officeooo:paragraph-rsid="00262e85"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fo:font-size="14pt" fo:font-style="normal" style:text-underline-style="none" fo:font-weight="normal" officeooo:rsid="0020a57a" officeooo:paragraph-rsid="0020a57a"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fo:font-size="14pt" fo:font-style="normal" style:text-underline-style="none" fo:font-weight="normal" officeooo:rsid="0022db95" officeooo:paragraph-rsid="0022db95"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fo:font-size="12pt" fo:font-style="normal" style:text-underline-style="none" fo:font-weight="normal" officeooo:rsid="002483fe" officeooo:paragraph-rsid="002483fe"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style:text-underline-style="none" fo:font-weight="normal" officeooo:rsid="0025b8e5" officeooo:paragraph-rsid="0025b8e5"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2483fe" officeooo:paragraph-rsid="002483fe"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2483fe" officeooo:paragraph-rsid="0025d10e"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2483fe" officeooo:paragraph-rsid="00262e85"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fo:break-before="page"/>
      <style:text-properties fo:font-size="28pt" fo:font-style="italic" style:text-underline-style="solid" style:text-underline-width="auto" style:text-underline-color="font-color" fo:font-weight="bold" officeooo:rsid="001a1644" officeooo:paragraph-rsid="001a1644" style:font-size-asian="28pt" style:font-style-asian="italic" style:font-weight-asian="bold" style:font-size-complex="28pt" style:font-style-complex="italic" style:font-weight-complex="bold"/>
    </style:style>
    <style:style style:name="P21" style:family="paragraph" style:parent-style-name="Standard">
      <style:paragraph-properties fo:text-align="start" style:justify-single-word="false" fo:break-before="page"/>
      <style:text-properties fo:font-size="28pt" fo:font-style="italic" style:text-underline-style="solid" style:text-underline-width="auto" style:text-underline-color="font-color" fo:font-weight="bold" officeooo:rsid="0020a57a" officeooo:paragraph-rsid="0020a57a" style:font-size-asian="28pt" style:font-style-asian="italic" style:font-weight-asian="bold" style:font-size-complex="28pt" style:font-style-complex="italic" style:font-weight-complex="bold"/>
    </style:style>
    <style:style style:name="P22" style:family="paragraph">
      <style:paragraph-properties fo:text-align="center"/>
      <style:text-properties fo:font-weight="bold" style:font-weight-asian="bold" style:font-weight-complex="bold"/>
    </style:style>
    <style:style style:name="P23" style:family="paragraph">
      <loext:graphic-properties draw:fill-color="#66ff66"/>
      <style:paragraph-properties fo:text-align="center"/>
      <style:text-properties fo:font-weight="bold" style:font-weight-asian="bold" style:font-weight-complex="bold"/>
    </style:style>
    <style:style style:name="P24" style:family="paragraph">
      <style:paragraph-properties fo:text-align="center"/>
    </style:style>
    <style:style style:name="P25" style:family="paragraph">
      <loext:graphic-properties draw:fill-color="#66ff66"/>
      <style:paragraph-properties fo:text-align="center"/>
    </style:style>
    <style:style style:name="P26" style:family="paragraph">
      <loext:graphic-properties draw:fill="none" draw:fill-color="#ffffff"/>
      <style:text-properties style:font-name="Arial" fo:font-size="9pt" fo:font-weight="bold" style:font-size-asian="9pt" style:font-weight-asian="bold" style:font-size-complex="9pt" style:font-weight-complex="bold"/>
    </style:style>
    <style:style style:name="T1" style:family="text">
      <style:text-properties officeooo:rsid="00224636"/>
    </style:style>
    <style:style style:name="T2" style:family="text">
      <style:text-properties officeooo:rsid="002346ad"/>
    </style:style>
    <style:style style:name="T3" style:family="text">
      <style:text-properties officeooo:rsid="0025d10e"/>
    </style:style>
    <style:style style:name="T4" style:family="text">
      <style:text-properties officeooo:rsid="00262e85"/>
    </style:style>
    <style:style style:name="T5" style:family="text">
      <style:text-properties fo:font-weight="bold" style:font-weight-asian="bold" style:font-weight-complex="bold"/>
    </style:style>
    <style:style style:name="T6" style:family="text">
      <style:text-properties style:font-name="Arial" fo:font-size="9pt" fo:font-weight="bold" style:font-size-asian="9pt" style:font-weight-asian="bold" style:font-size-complex="9pt" style:font-weight-complex="bold"/>
    </style:style>
    <style:style style:name="gr1" style:family="graphic">
      <style:graphic-properties draw:fill-color="#66ff66" draw:textarea-horizontal-align="justify" draw:textarea-vertical-align="middle" draw:auto-grow-height="false" fo:min-height="1.593cm" fo:min-width="1.593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1.593cm" fo:min-width="1.593cm" style:run-through="foreground" style:wrap="run-through" style:number-wrapped-paragraphs="no-limit" style:vertical-pos="from-top" style:vertical-rel="paragraph" style:horizontal-pos="from-left" style:horizontal-rel="paragraph"/>
    </style:style>
    <style:style style:name="gr3" style:family="graphic">
      <style:graphic-properties draw:marker-start="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marker-start="Extrémités_20_de_20_flèche_20_1" draw:fill="none" draw:fill-color="#ffffff" fo:min-height="0.601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marker-start="Extrémités_20_de_20_flèche_20_1" draw:fill="none" draw:fill-color="#ffffff" fo:min-height="0.543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marker-start="Extrémités_20_de_20_flèche_20_1" draw:fill="none" draw:fill-color="#ffffff" fo:min-height="0.3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PROJET ALGORITHMES DISTRIBUES</text:p>
      <text:p text:style-name="P1"/>
      <text:p text:style-name="P1"/>
      <text:p text:style-name="P2">M1TIIL</text:p>
      <text:p text:style-name="P2">SESSION 2016-2017</text:p>
      <text:p text:style-name="P2"/>
      <text:p text:style-name="P2"/>
      <text:p text:style-name="P2"/>
      <text:p text:style-name="P2"/>
      <text:p text:style-name="P2"/>
      <text:p text:style-name="P2"/>
      <text:p text:style-name="P2"/>
      <text:p text:style-name="P2"/>
      <text:p text:style-name="P3">Jean-Baptiste LAUTE</text:p>
      <text:p text:style-name="P3">Jean-Michel FAZZARI</text:p>
      <text:p text:style-name="P20">La topologie</text:p>
      <text:p text:style-name="P4"/>
      <text:p text:style-name="P4"/>
      <text:p text:style-name="P4"><draw:custom-shape text:anchor-type="paragraph" draw:z-index="0" draw:name="Forme1" draw:style-name="gr1" draw:text-style-name="P23" svg:width="2.25cm" svg:height="2.25cm" svg:x="2.635cm" svg:y="0.788cm"><text:p text:style-name="P22"><text:span text:style-name="T5">T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Forme1" draw:style-name="gr2" draw:text-style-name="P24" svg:width="2.25cm" svg:height="2.25cm" svg:x="7.751cm" svg:y="0.788cm"><text:p text:style-name="P24">R0</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Forme1" draw:style-name="gr2" draw:text-style-name="P24" svg:width="2.25cm" svg:height="2.25cm" svg:x="7.751cm" svg:y="6.154cm"><text:p text:style-name="P24">R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Forme1" draw:style-name="gr2" draw:text-style-name="P24" svg:width="2.25cm" svg:height="2.25cm" svg:x="7.751cm" svg:y="11.534cm"><text:p text:style-name="P24">R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Forme1" draw:style-name="gr1" draw:text-style-name="P25" svg:width="2.25cm" svg:height="2.25cm" svg:x="2.635cm" svg:y="11.534cm"><text:p text:style-name="P24">T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Forme1" draw:style-name="gr2" draw:text-style-name="P24" svg:width="2.25cm" svg:height="2.25cm" svg:x="7.751cm" svg:y="16.87cm"><text:p text:style-name="P24">R4</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 draw:name="Forme20" draw:style-name="gr3" draw:text-style-name="P24" svg:x1="4.884cm" svg:y1="1.582cm" svg:x2="7.75cm" svg:y2="1.582cm"><text:p/></draw:line><draw:line text:anchor-type="paragraph" draw:z-index="11" draw:name="Forme2" draw:style-name="gr3" draw:text-style-name="P24" svg:x1="7.75cm" svg:y1="2.155cm" svg:x2="4.884cm" svg:y2="2.155cm"><text:p/></draw:line><draw:frame text:anchor-type="paragraph" draw:z-index="13" draw:name="Forme5" draw:style-name="gr5" draw:text-style-name="P26" svg:width="0.595cm" svg:height="0.544cm" svg:x="6.054cm" svg:y="2.155cm"><draw:text-box><text:p><text:span text:style-name="T6">L21</text:span></text:p></draw:text-box></draw:frame><draw:frame text:anchor-type="paragraph" draw:z-index="12" draw:name="Forme5" draw:style-name="gr4" draw:text-style-name="P26" svg:width="0.595cm" svg:height="0.602cm" svg:x="6.054cm" svg:y="1.215cm"><draw:text-box><text:p><text:span text:style-name="T6">L20</text:span></text:p></draw:text-box></draw:frame><draw:line text:anchor-type="paragraph" draw:z-index="14" draw:name="Forme3" draw:style-name="gr3" draw:text-style-name="P24" svg:x1="8.544cm" svg:y1="6.154cm" svg:x2="8.544cm" svg:y2="3.037cm"><text:p/></draw:line><draw:line text:anchor-type="paragraph" draw:z-index="15" draw:name="Forme4" draw:style-name="gr3" draw:text-style-name="P24" svg:x1="9.118cm" svg:y1="3.037cm" svg:x2="9.118cm" svg:y2="6.154cm"><text:p/></draw:line><draw:frame text:anchor-type="paragraph" draw:z-index="16" draw:name="Forme5" draw:style-name="gr4" draw:text-style-name="P26" svg:width="0.595cm" svg:height="0.602cm" svg:x="8.105cm" svg:y="4.325cm"><draw:text-box><text:p><text:span text:style-name="T6">L7</text:span></text:p></draw:text-box></draw:frame><draw:frame text:anchor-type="paragraph" draw:z-index="17" draw:name="Forme5" draw:style-name="gr6" draw:text-style-name="P26" svg:width="0.595cm" svg:height="0.368cm" svg:x="9.25cm" svg:y="4.325cm"><draw:text-box><text:p><text:span text:style-name="T6">L6</text:span></text:p></draw:text-box></draw:frame><draw:line text:anchor-type="paragraph" draw:z-index="22" draw:name="Forme3" draw:style-name="gr3" draw:text-style-name="P24" svg:x1="8.588cm" svg:y1="11.52cm" svg:x2="8.588cm" svg:y2="8.403cm"><text:p/></draw:line><draw:line text:anchor-type="paragraph" draw:z-index="23" draw:name="Forme4" draw:style-name="gr3" draw:text-style-name="P24" svg:x1="9.162cm" svg:y1="8.403cm" svg:x2="9.162cm" svg:y2="11.52cm"><text:p/></draw:line><draw:frame text:anchor-type="paragraph" draw:z-index="24" draw:name="Forme5" draw:style-name="gr4" draw:text-style-name="P26" svg:width="0.595cm" svg:height="0.602cm" svg:x="8.149cm" svg:y="9.691cm"><draw:text-box><text:p><text:span text:style-name="T6">L5</text:span></text:p></draw:text-box></draw:frame><draw:frame text:anchor-type="paragraph" draw:z-index="25" draw:name="Forme5" draw:style-name="gr6" draw:text-style-name="P26" svg:width="0.595cm" svg:height="0.368cm" svg:x="9.294cm" svg:y="9.691cm"><draw:text-box><text:p><text:span text:style-name="T6">L4</text:span></text:p></draw:text-box></draw:frame><draw:line text:anchor-type="paragraph" draw:z-index="26" draw:name="Forme3" draw:style-name="gr3" draw:text-style-name="P24" svg:x1="8.588cm" svg:y1="16.9cm" svg:x2="8.588cm" svg:y2="13.783cm"><text:p/></draw:line><draw:line text:anchor-type="paragraph" draw:z-index="27" draw:name="Forme4" draw:style-name="gr3" draw:text-style-name="P24" svg:x1="9.162cm" svg:y1="13.783cm" svg:x2="9.162cm" svg:y2="16.9cm"><text:p/></draw:line><draw:frame text:anchor-type="paragraph" draw:z-index="28" draw:name="Forme5" draw:style-name="gr4" draw:text-style-name="P26" svg:width="0.595cm" svg:height="0.602cm" svg:x="8.149cm" svg:y="15.071cm"><draw:text-box><text:p><text:span text:style-name="T6">L8</text:span></text:p></draw:text-box></draw:frame><draw:frame text:anchor-type="paragraph" draw:z-index="29" draw:name="Forme5" draw:style-name="gr6" draw:text-style-name="P26" svg:width="0.595cm" svg:height="0.368cm" svg:x="9.294cm" svg:y="15.071cm"><draw:text-box><text:p><text:span text:style-name="T6">L9</text:span></text:p></draw:text-box></draw:frame><draw:line text:anchor-type="paragraph" draw:z-index="34" draw:name="Forme20" draw:style-name="gr3" draw:text-style-name="P24" svg:x1="9.999cm" svg:y1="7.006cm" svg:x2="13.174cm" svg:y2="7.006cm"><text:p/></draw:line><draw:line text:anchor-type="paragraph" draw:z-index="35" draw:name="Forme2" draw:style-name="gr3" draw:text-style-name="P24" svg:x1="13.174cm" svg:y1="7.579cm" svg:x2="9.999cm" svg:y2="7.579cm"><text:p/></draw:line><draw:frame text:anchor-type="paragraph" draw:z-index="36" draw:name="Forme5" draw:style-name="gr4" draw:text-style-name="P26" svg:width="0.66cm" svg:height="0.602cm" svg:x="11.294cm" svg:y="6.639cm"><draw:text-box><text:p><text:span text:style-name="T6">L17</text:span></text:p></draw:text-box></draw:frame><draw:frame text:anchor-type="paragraph" draw:z-index="37" draw:name="Forme5" draw:style-name="gr5" draw:text-style-name="P26" svg:width="0.66cm" svg:height="0.544cm" svg:x="11.294cm" svg:y="7.579cm"><draw:text-box><text:p><text:span text:style-name="T6">L16</text:span></text:p></draw:text-box></draw:frame><draw:line text:anchor-type="paragraph" draw:z-index="38" draw:name="Forme20" draw:style-name="gr3" draw:text-style-name="P24" svg:x1="4.884cm" svg:y1="12.386cm" svg:x2="7.75cm" svg:y2="12.386cm"><text:p/></draw:line><draw:line text:anchor-type="paragraph" draw:z-index="39" draw:name="Forme2" draw:style-name="gr3" draw:text-style-name="P24" svg:x1="7.75cm" svg:y1="12.959cm" svg:x2="4.884cm" svg:y2="12.959cm"><text:p/></draw:line><draw:frame text:anchor-type="paragraph" draw:z-index="40" draw:name="Forme5" draw:style-name="gr4" draw:text-style-name="P26" svg:width="0.595cm" svg:height="0.602cm" svg:x="6.054cm" svg:y="12.019cm"><draw:text-box><text:p><text:span text:style-name="T6">L1</text:span></text:p></draw:text-box></draw:frame><draw:frame text:anchor-type="paragraph" draw:z-index="41" draw:name="Forme5" draw:style-name="gr5" draw:text-style-name="P26" svg:width="0.595cm" svg:height="0.544cm" svg:x="6.054cm" svg:y="12.959cm"><draw:text-box><text:p><text:span text:style-name="T6">L0</text:span></text:p></draw:text-box></draw:frame><draw:line text:anchor-type="paragraph" draw:z-index="42" draw:name="Forme20" draw:style-name="gr3" draw:text-style-name="P24" svg:x1="9.999cm" svg:y1="12.386cm" svg:x2="13.174cm" svg:y2="12.386cm"><text:p/></draw:line><draw:line text:anchor-type="paragraph" draw:z-index="43" draw:name="Forme2" draw:style-name="gr3" draw:text-style-name="P24" svg:x1="13.174cm" svg:y1="12.959cm" svg:x2="9.999cm" svg:y2="12.959cm"><text:p/></draw:line><draw:frame text:anchor-type="paragraph" draw:z-index="44" draw:name="Forme5" draw:style-name="gr4" draw:text-style-name="P26" svg:width="0.66cm" svg:height="0.602cm" svg:x="11.294cm" svg:y="12.019cm"><draw:text-box><text:p><text:span text:style-name="T6">L3</text:span></text:p></draw:text-box></draw:frame><draw:frame text:anchor-type="paragraph" draw:z-index="45" draw:name="Forme5" draw:style-name="gr5" draw:text-style-name="P26" svg:width="0.66cm" svg:height="0.544cm" svg:x="11.294cm" svg:y="12.959cm"><draw:text-box><text:p><text:span text:style-name="T6">L2</text:span></text:p></draw:text-box></draw:frame><draw:custom-shape text:anchor-type="paragraph" draw:z-index="4" draw:name="Forme1" draw:style-name="gr2" draw:text-style-name="P24" svg:width="2.25cm" svg:height="2.25cm" svg:x="13.174cm" svg:y="16.87cm"><text:p text:style-name="P24">R5</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Forme1" draw:style-name="gr2" draw:text-style-name="P24" svg:width="2.25cm" svg:height="2.25cm" svg:x="13.174cm" svg:y="6.154cm"><text:p text:style-name="P24">R6</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Forme1" draw:style-name="gr1" draw:text-style-name="P25" svg:width="2.25cm" svg:height="2.25cm" svg:x="13.174cm" svg:y="0.788cm"><text:p text:style-name="P24">T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Forme1" draw:style-name="gr2" draw:text-style-name="P24" svg:width="2.25cm" svg:height="2.25cm" svg:x="13.174cm" svg:y="11.534cm"><text:p text:style-name="P24">R3</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8" draw:name="Forme3" draw:style-name="gr3" draw:text-style-name="P24" svg:x1="14.012cm" svg:y1="6.154cm" svg:x2="14.012cm" svg:y2="3.037cm"><text:p/></draw:line><draw:line text:anchor-type="paragraph" draw:z-index="19" draw:name="Forme4" draw:style-name="gr3" draw:text-style-name="P24" svg:x1="14.586cm" svg:y1="3.037cm" svg:x2="14.586cm" svg:y2="6.154cm"><text:p/></draw:line><draw:frame text:anchor-type="paragraph" draw:z-index="20" draw:name="Forme5" draw:style-name="gr4" draw:text-style-name="P26" svg:width="0.749cm" svg:height="0.602cm" svg:x="13.42cm" svg:y="4.325cm"><draw:text-box><text:p><text:span text:style-name="T6">L19</text:span></text:p></draw:text-box></draw:frame><draw:frame text:anchor-type="paragraph" draw:z-index="21" draw:name="Forme5" draw:style-name="gr6" draw:text-style-name="P26" svg:width="0.595cm" svg:height="0.368cm" svg:x="14.718cm" svg:y="4.325cm"><draw:text-box><text:p><text:span text:style-name="T6">L18</text:span></text:p></draw:text-box></draw:frame><draw:line text:anchor-type="paragraph" draw:z-index="30" draw:name="Forme3" draw:style-name="gr3" draw:text-style-name="P24" svg:x1="13.989cm" svg:y1="16.9cm" svg:x2="13.989cm" svg:y2="13.783cm"><text:p/></draw:line><draw:line text:anchor-type="paragraph" draw:z-index="31" draw:name="Forme4" draw:style-name="gr3" draw:text-style-name="P24" svg:x1="14.563cm" svg:y1="13.783cm" svg:x2="14.563cm" svg:y2="16.9cm"><text:p/></draw:line><draw:frame text:anchor-type="paragraph" draw:z-index="32" draw:name="Forme5" draw:style-name="gr4" draw:text-style-name="P26" svg:width="0.825cm" svg:height="0.602cm" svg:x="13.321cm" svg:y="15.071cm"><draw:text-box><text:p><text:span text:style-name="T6">L10</text:span></text:p></draw:text-box></draw:frame><draw:frame text:anchor-type="paragraph" draw:z-index="33" draw:name="Forme5" draw:style-name="gr6" draw:text-style-name="P26" svg:width="0.595cm" svg:height="0.368cm" svg:x="14.695cm" svg:y="15.071cm"><draw:text-box><text:p><text:span text:style-name="T6">L11</text:span></text:p></draw:text-box></draw:frame></text:p>
      <text:p text:style-name="P21">Exercice 3 : Inondation « de base »</text:p>
      <text:p text:style-name="P5"/>
      <text:p text:style-name="P9">3,2 Simulation et question</text:p>
      <text:p text:style-name="P9"/>
      <text:p text:style-name="P13">Cette version n’est pas viable dans le sens où l’inondation ne <text:span text:style-name="T1">pourras pas se terminer. En effet, l’émetteur initial ne saura jamais que le message est arrivé à destination.</text:span></text:p>
      <text:p text:style-name="P13"/>
      <text:p text:style-name="P14">Simulation :</text:p>
      <text:p text:style-name="P6"/>
      <text:p text:style-name="P6">Exercice <text:span text:style-name="T2">4</text:span> : <text:span text:style-name="T2">Mémorisation des messages</text:span></text:p>
      <text:p text:style-name="P6"/>
      <text:p text:style-name="P10"><text:span text:style-name="T2">4</text:span>,2 Simulation et question</text:p>
      <text:p text:style-name="P10"/>
      <text:p text:style-name="P17">Simulation une</text:p>
      <text:p text:style-name="P15"/>
      <text:p text:style-name="P15"><text:s/>--------------------------------</text:p>
      <text:p text:style-name="P15">| Message du Terminal <text:s/>1 <text:s text:c="7"/>|</text:p>
      <text:p text:style-name="P15"><text:s/>--------------------------------</text:p>
      <text:p text:style-name="P15">| <text:s/>creation de paquet <text:s text:c="10"/>|</text:p>
      <text:p text:style-name="P15">| <text:s/>cycle <text:s/>| <text:s text:c="2"/>port <text:s text:c="13"/>|</text:p>
      <text:p text:style-name="P15">| <text:s text:c="2"/>19 <text:s text:c="3"/>| <text:s text:c="2"/>0 <text:s text:c="15"/>|</text:p>
      <text:p text:style-name="P15">| <text:s text:c="2"/>source <text:s text:c="2"/>| <text:s text:c="2"/>dest <text:s/>| <text:s/>num <text:s text:c="2"/>|</text:p>
      <text:p text:style-name="P15">| <text:s text:c="2"/>1 <text:s text:c="7"/>| <text:s text:c="2"/>2 <text:s text:c="4"/>| 0 <text:s text:c="5"/>|</text:p>
      <text:p text:style-name="P15"><text:s/>--------------------------------</text:p>
      <text:p text:style-name="P15"><text:s/>--------------------------------</text:p>
      <text:p text:style-name="P15">| Message du Routeur <text:s text:c="2"/>2 <text:s text:c="7"/>|</text:p>
      <text:p text:style-name="P15"><text:s/>--------------------------------</text:p>
      <text:p text:style-name="P15">| reception de paquet <text:s text:c="10"/>|</text:p>
      <text:p text:style-name="P15">| <text:s/>cycle <text:s/>| <text:s text:c="2"/>port <text:s text:c="13"/>|</text:p>
      <text:p text:style-name="P15">| <text:s text:c="2"/>20 <text:s text:c="3"/>| <text:s text:c="2"/>3 <text:s text:c="15"/>|</text:p>
      <text:p text:style-name="P15">| <text:s text:c="2"/>source <text:s text:c="2"/>| <text:s text:c="2"/>dest <text:s/>| <text:s/>num <text:s text:c="2"/>|</text:p>
      <text:p text:style-name="P15">| <text:s text:c="2"/>1 <text:s text:c="7"/>| <text:s text:c="2"/>2 <text:s text:c="4"/>| 0 <text:s text:c="5"/>|</text:p>
      <text:p text:style-name="P15"><text:s/>--------------------------------</text:p>
      <text:p text:style-name="P15"><text:s/>--------------------------------</text:p>
      <text:p text:style-name="P15">| Message du Routeur <text:s text:c="2"/>1 <text:s text:c="7"/>|</text:p>
      <text:p text:style-name="P15"><text:s/>--------------------------------</text:p>
      <text:p text:style-name="P15">| reception de paquet <text:s text:c="10"/>|</text:p>
      <text:p text:style-name="P15">| <text:s/>cycle <text:s/>| <text:s text:c="2"/>port <text:s text:c="13"/>|</text:p>
      <text:p text:style-name="P15">| <text:s text:c="2"/>21 <text:s text:c="3"/>| <text:s text:c="2"/>0 <text:s text:c="15"/>|</text:p>
      <text:p text:style-name="P15">| <text:s text:c="2"/>source <text:s text:c="2"/>| <text:s text:c="2"/>dest <text:s/>| <text:s/>num <text:s text:c="2"/>|</text:p>
      <text:p text:style-name="P15">| <text:s text:c="2"/>1 <text:s text:c="7"/>| <text:s text:c="2"/>2 <text:s text:c="4"/>| 0 <text:s text:c="5"/>|</text:p>
      <text:p text:style-name="P15"><text:s/>--------------------------------</text:p>
      <text:p text:style-name="P15"><text:s/>--------------------------------</text:p>
      <text:p text:style-name="P15">| Message du Routeur <text:s text:c="2"/>0 <text:s text:c="7"/>|</text:p>
      <text:p text:style-name="P15"><text:soft-page-break/><text:s/>--------------------------------</text:p>
      <text:p text:style-name="P15">| reception de paquet <text:s text:c="10"/>|</text:p>
      <text:p text:style-name="P15">| <text:s/>cycle <text:s/>| <text:s text:c="2"/>port <text:s text:c="13"/>|</text:p>
      <text:p text:style-name="P15">| <text:s text:c="2"/>22 <text:s text:c="3"/>| <text:s text:c="2"/>0 <text:s text:c="15"/>|</text:p>
      <text:p text:style-name="P15">| <text:s text:c="2"/>source <text:s text:c="2"/>| <text:s text:c="2"/>dest <text:s/>| <text:s/>num <text:s text:c="2"/>|</text:p>
      <text:p text:style-name="P15">| <text:s text:c="2"/>1 <text:s text:c="7"/>| <text:s text:c="2"/>2 <text:s text:c="4"/>| 0 <text:s text:c="5"/>|</text:p>
      <text:p text:style-name="P15"><text:s/>--------------------------------</text:p>
      <text:p text:style-name="P15"><text:s/>--------------------------------</text:p>
      <text:p text:style-name="P15">| Message du Routeur <text:s text:c="2"/>3 <text:s text:c="7"/>|</text:p>
      <text:p text:style-name="P15"><text:s/>--------------------------------</text:p>
      <text:p text:style-name="P15">| reception de paquet <text:s text:c="10"/>|</text:p>
      <text:p text:style-name="P15">| <text:s/>cycle <text:s/>| <text:s text:c="2"/>port <text:s text:c="13"/>|</text:p>
      <text:p text:style-name="P15">| <text:s text:c="2"/>21 <text:s text:c="3"/>| <text:s text:c="2"/>0 <text:s text:c="15"/>|</text:p>
      <text:p text:style-name="P15">| <text:s text:c="2"/>source <text:s text:c="2"/>| <text:s text:c="2"/>dest <text:s/>| <text:s/>num <text:s text:c="2"/>|</text:p>
      <text:p text:style-name="P15">| <text:s text:c="2"/>1 <text:s text:c="7"/>| <text:s text:c="2"/>2 <text:s text:c="4"/>| 0 <text:s text:c="5"/>|</text:p>
      <text:p text:style-name="P15"><text:s/>--------------------------------</text:p>
      <text:p text:style-name="P15"><text:s/>--------------------------------</text:p>
      <text:p text:style-name="P15">| Message du Routeur <text:s text:c="2"/>4 <text:s text:c="7"/>|</text:p>
      <text:p text:style-name="P15"><text:s/>--------------------------------</text:p>
      <text:p text:style-name="P15">| reception de paquet <text:s text:c="10"/>|</text:p>
      <text:p text:style-name="P15">| <text:s/>cycle <text:s/>| <text:s text:c="2"/>port <text:s text:c="13"/>|</text:p>
      <text:p text:style-name="P15">| <text:s text:c="2"/>21 <text:s text:c="3"/>| <text:s text:c="2"/>0 <text:s text:c="15"/>|</text:p>
      <text:p text:style-name="P15">| <text:s text:c="2"/>source <text:s text:c="2"/>| <text:s text:c="2"/>dest <text:s/>| <text:s/>num <text:s text:c="2"/>|</text:p>
      <text:p text:style-name="P15">| <text:s text:c="2"/>1 <text:s text:c="7"/>| <text:s text:c="2"/>2 <text:s text:c="4"/>| 0 <text:s text:c="5"/>|</text:p>
      <text:p text:style-name="P15"><text:s/>--------------------------------</text:p>
      <text:p text:style-name="P15"><text:s/>--------------------------------</text:p>
      <text:p text:style-name="P15">| Message du Routeur <text:s text:c="2"/>5 <text:s text:c="7"/>|</text:p>
      <text:p text:style-name="P15"><text:s/>--------------------------------</text:p>
      <text:p text:style-name="P15">| reception de paquet <text:s text:c="10"/>|</text:p>
      <text:p text:style-name="P15">| <text:s/>cycle <text:s/>| <text:s text:c="2"/>port <text:s text:c="13"/>|</text:p>
      <text:p text:style-name="P15">| <text:s text:c="2"/>22 <text:s text:c="3"/>| <text:s text:c="2"/>0 <text:s text:c="15"/>|</text:p>
      <text:p text:style-name="P15">| <text:s text:c="2"/>source <text:s text:c="2"/>| <text:s text:c="2"/>dest <text:s/>| <text:s/>num <text:s text:c="2"/>|</text:p>
      <text:p text:style-name="P15">| <text:s text:c="2"/>1 <text:s text:c="7"/>| <text:s text:c="2"/>2 <text:s text:c="4"/>| 0 <text:s text:c="5"/>|</text:p>
      <text:p text:style-name="P15"><text:s/>--------------------------------</text:p>
      <text:p text:style-name="P15"><text:s/>--------------------------------</text:p>
      <text:p text:style-name="P15">| Message du Routeur <text:s text:c="2"/>6 <text:s text:c="7"/>|</text:p>
      <text:p text:style-name="P15"><text:s/>--------------------------------</text:p>
      <text:p text:style-name="P15">| reception de paquet <text:s text:c="10"/>|</text:p>
      <text:p text:style-name="P15">| <text:s/>cycle <text:s/>| <text:s text:c="2"/>port <text:s text:c="13"/>|</text:p>
      <text:p text:style-name="P15">| <text:s text:c="2"/>22 <text:s text:c="3"/>| <text:s text:c="2"/>0 <text:s text:c="15"/>|</text:p>
      <text:p text:style-name="P15">| <text:s text:c="2"/>source <text:s text:c="2"/>| <text:s text:c="2"/>dest <text:s/>| <text:s/>num <text:s text:c="2"/>|</text:p>
      <text:p text:style-name="P15">| <text:s text:c="2"/>1 <text:s text:c="7"/>| <text:s text:c="2"/>2 <text:s text:c="4"/>| 0 <text:s text:c="5"/>|</text:p>
      <text:p text:style-name="P15"><text:s/>--------------------------------</text:p>
      <text:p text:style-name="P15"><text:s/>--------------------------------</text:p>
      <text:p text:style-name="P15">| Message du Terminal <text:s/>0 <text:s text:c="7"/>|</text:p>
      <text:p text:style-name="P15"><text:s/>--------------------------------</text:p>
      <text:p text:style-name="P15">| reception de paquet <text:s text:c="10"/>|</text:p>
      <text:p text:style-name="P15">| <text:s/>cycle <text:s/>| <text:s text:c="2"/>port <text:s text:c="13"/>|</text:p>
      <text:p text:style-name="P15">| <text:s text:c="2"/>23 <text:s text:c="3"/>| <text:s text:c="2"/>0 <text:s text:c="15"/>|</text:p>
      <text:p text:style-name="P15">| <text:s text:c="2"/>source <text:s text:c="2"/>| <text:s text:c="2"/>dest <text:s/>| <text:s/>num <text:s text:c="2"/>|</text:p>
      <text:p text:style-name="P15">| <text:s text:c="2"/>1 <text:s text:c="7"/>| <text:s text:c="2"/>2 <text:s text:c="4"/>| 0 <text:s text:c="5"/>|</text:p>
      <text:p text:style-name="P15"><text:s/>--------------------------------</text:p>
      <text:p text:style-name="P15"><text:soft-page-break/><text:s/>--------------------------------</text:p>
      <text:p text:style-name="P15">| Message du Terminal <text:s/>1 <text:s text:c="7"/>|</text:p>
      <text:p text:style-name="P15"><text:s/>--------------------------------</text:p>
      <text:p text:style-name="P15">| <text:s text:c="3"/>envoi de paquet <text:s text:c="11"/>|</text:p>
      <text:p text:style-name="P15">| <text:s/>cycle <text:s/>| <text:s text:c="2"/>port <text:s text:c="13"/>|</text:p>
      <text:p text:style-name="P15">| <text:s text:c="2"/>20 <text:s text:c="3"/>| <text:s text:c="2"/>0 <text:s text:c="15"/>|</text:p>
      <text:p text:style-name="P15">| <text:s text:c="2"/>source <text:s text:c="2"/>| <text:s text:c="2"/>dest <text:s/>| <text:s/>num <text:s text:c="2"/>|</text:p>
      <text:p text:style-name="P15">| <text:s text:c="2"/>1 <text:s text:c="7"/>| <text:s text:c="2"/>2 <text:s text:c="4"/>| 0 <text:s text:c="5"/>|</text:p>
      <text:p text:style-name="P15"><text:s/>--------------------------------</text:p>
      <text:p text:style-name="P15"><text:s/>--------------------------------</text:p>
      <text:p text:style-name="P15">| Message du Routeur <text:s text:c="2"/>2 <text:s text:c="7"/>|</text:p>
      <text:p text:style-name="P15"><text:s/>--------------------------------</text:p>
      <text:p text:style-name="P15">| <text:s text:c="3"/>envoi de paquet <text:s text:c="11"/>|</text:p>
      <text:p text:style-name="P15">| <text:s/>cycle <text:s/>| <text:s text:c="2"/>port <text:s text:c="13"/>|</text:p>
      <text:p text:style-name="P15">| <text:s text:c="2"/>21 <text:s text:c="3"/>| <text:s text:c="2"/>3 <text:s text:c="15"/>|</text:p>
      <text:p text:style-name="P15">| <text:s text:c="2"/>source <text:s text:c="2"/>| <text:s text:c="2"/>dest <text:s/>| <text:s/>num <text:s text:c="2"/>|</text:p>
      <text:p text:style-name="P15">| <text:s text:c="2"/>1 <text:s text:c="7"/>| <text:s text:c="2"/>2 <text:s text:c="4"/>| 0 <text:s text:c="5"/>|</text:p>
      <text:p text:style-name="P15"><text:s/>--------------------------------</text:p>
      <text:p text:style-name="P15"><text:s/>--------------------------------</text:p>
      <text:p text:style-name="P15">| Message du Routeur <text:s text:c="2"/>1 <text:s text:c="7"/>|</text:p>
      <text:p text:style-name="P15"><text:s/>--------------------------------</text:p>
      <text:p text:style-name="P15">| <text:s text:c="3"/>envoi de paquet <text:s text:c="11"/>|</text:p>
      <text:p text:style-name="P15">| <text:s/>cycle <text:s/>| <text:s text:c="2"/>port <text:s text:c="13"/>|</text:p>
      <text:p text:style-name="P15">| <text:s text:c="2"/>22 <text:s text:c="3"/>| <text:s text:c="2"/>0 <text:s text:c="15"/>|</text:p>
      <text:p text:style-name="P15">| <text:s text:c="2"/>source <text:s text:c="2"/>| <text:s text:c="2"/>dest <text:s/>| <text:s/>num <text:s text:c="2"/>|</text:p>
      <text:p text:style-name="P15">| <text:s text:c="2"/>1 <text:s text:c="7"/>| <text:s text:c="2"/>2 <text:s text:c="4"/>| 0 <text:s text:c="5"/>|</text:p>
      <text:p text:style-name="P15"><text:s/>--------------------------------</text:p>
      <text:p text:style-name="P15"><text:s/>--------------------------------</text:p>
      <text:p text:style-name="P15">| Message du Routeur <text:s text:c="2"/>0 <text:s text:c="7"/>|</text:p>
      <text:p text:style-name="P15"><text:s/>--------------------------------</text:p>
      <text:p text:style-name="P15">| <text:s text:c="3"/>envoi de paquet <text:s text:c="11"/>|</text:p>
      <text:p text:style-name="P15">| <text:s/>cycle <text:s/>| <text:s text:c="2"/>port <text:s text:c="13"/>|</text:p>
      <text:p text:style-name="P15">| <text:s text:c="2"/>23 <text:s text:c="3"/>| <text:s text:c="2"/>0 <text:s text:c="15"/>|</text:p>
      <text:p text:style-name="P15">| <text:s text:c="2"/>source <text:s text:c="2"/>| <text:s text:c="2"/>dest <text:s/>| <text:s/>num <text:s text:c="2"/>|</text:p>
      <text:p text:style-name="P15">| <text:s text:c="2"/>1 <text:s text:c="7"/>| <text:s text:c="2"/>2 <text:s text:c="4"/>| 0 <text:s text:c="5"/>|</text:p>
      <text:p text:style-name="P15"><text:s/>--------------------------------</text:p>
      <text:p text:style-name="P15"><text:s/>--------------------------------</text:p>
      <text:p text:style-name="P15">| Message du Routeur <text:s text:c="2"/>3 <text:s text:c="7"/>|</text:p>
      <text:p text:style-name="P15"><text:s/>--------------------------------</text:p>
      <text:p text:style-name="P15">| <text:s text:c="3"/>envoi de paquet <text:s text:c="11"/>|</text:p>
      <text:p text:style-name="P15">| <text:s/>cycle <text:s/>| <text:s text:c="2"/>port <text:s text:c="13"/>|</text:p>
      <text:p text:style-name="P15">| <text:s text:c="2"/>22 <text:s text:c="3"/>| <text:s text:c="2"/>0 <text:s text:c="15"/>|</text:p>
      <text:p text:style-name="P15">| <text:s text:c="2"/>source <text:s text:c="2"/>| <text:s text:c="2"/>dest <text:s/>| <text:s/>num <text:s text:c="2"/>|</text:p>
      <text:p text:style-name="P15">| <text:s text:c="2"/>1 <text:s text:c="7"/>| <text:s text:c="2"/>2 <text:s text:c="4"/>| 0 <text:s text:c="5"/>|</text:p>
      <text:p text:style-name="P15"><text:s/>--------------------------------</text:p>
      <text:p text:style-name="P15"><text:s/>--------------------------------</text:p>
      <text:p text:style-name="P15">| Message du Routeur <text:s text:c="2"/>4 <text:s text:c="7"/>|</text:p>
      <text:p text:style-name="P15"><text:s/>--------------------------------</text:p>
      <text:p text:style-name="P15">| <text:s text:c="3"/>envoi de paquet <text:s text:c="11"/>|</text:p>
      <text:p text:style-name="P15">| <text:s/>cycle <text:s/>| <text:s text:c="2"/>port <text:s text:c="13"/>|</text:p>
      <text:p text:style-name="P15">| <text:s text:c="2"/>22 <text:s text:c="3"/>| <text:s text:c="2"/>0 <text:s text:c="15"/>|</text:p>
      <text:p text:style-name="P15">| <text:s text:c="2"/>source <text:s text:c="2"/>| <text:s text:c="2"/>dest <text:s/>| <text:s/>num <text:s text:c="2"/>|</text:p>
      <text:p text:style-name="P15"><text:soft-page-break/>| <text:s text:c="2"/>1 <text:s text:c="7"/>| <text:s text:c="2"/>2 <text:s text:c="4"/>| 0 <text:s text:c="5"/>|</text:p>
      <text:p text:style-name="P15"><text:s/>--------------------------------</text:p>
      <text:p text:style-name="P15"><text:s/>--------------------------------</text:p>
      <text:p text:style-name="P15">| Message du Routeur <text:s text:c="2"/>5 <text:s text:c="7"/>|</text:p>
      <text:p text:style-name="P15"><text:s/>--------------------------------</text:p>
      <text:p text:style-name="P15">| <text:s text:c="3"/>envoi de paquet <text:s text:c="11"/>|</text:p>
      <text:p text:style-name="P15">| <text:s/>cycle <text:s/>| <text:s text:c="2"/>port <text:s text:c="13"/>|</text:p>
      <text:p text:style-name="P15">| <text:s text:c="2"/>23 <text:s text:c="3"/>| <text:s text:c="2"/>0 <text:s text:c="15"/>|</text:p>
      <text:p text:style-name="P15">| <text:s text:c="2"/>source <text:s text:c="2"/>| <text:s text:c="2"/>dest <text:s/>| <text:s/>num <text:s text:c="2"/>|</text:p>
      <text:p text:style-name="P15">| <text:s text:c="2"/>1 <text:s text:c="7"/>| <text:s text:c="2"/>2 <text:s text:c="4"/>| 0 <text:s text:c="5"/>|</text:p>
      <text:p text:style-name="P15"><text:s/>--------------------------------</text:p>
      <text:p text:style-name="P15"><text:s/>--------------------------------</text:p>
      <text:p text:style-name="P15">| Message du Routeur <text:s text:c="2"/>6 <text:s text:c="7"/>|</text:p>
      <text:p text:style-name="P15"><text:s/>--------------------------------</text:p>
      <text:p text:style-name="P15">| <text:s text:c="3"/>envoi de paquet <text:s text:c="11"/>|</text:p>
      <text:p text:style-name="P15">| <text:s/>cycle <text:s/>| <text:s text:c="2"/>port <text:s text:c="13"/>|</text:p>
      <text:p text:style-name="P15">| <text:s text:c="2"/>23 <text:s text:c="3"/>| <text:s text:c="2"/>0 <text:s text:c="15"/>|</text:p>
      <text:p text:style-name="P15">| <text:s text:c="2"/>source <text:s text:c="2"/>| <text:s text:c="2"/>dest <text:s/>| <text:s/>num <text:s text:c="2"/>|</text:p>
      <text:p text:style-name="P15">| <text:s text:c="2"/>1 <text:s text:c="7"/>| <text:s text:c="2"/>2 <text:s text:c="4"/>| 0 <text:s text:c="5"/>|</text:p>
      <text:p text:style-name="P15"><text:s/>--------------------------------</text:p>
      <text:p text:style-name="P15"><text:s/>--------------------------------</text:p>
      <text:p text:style-name="P15">| Message du Terminal <text:s/>1 <text:s text:c="7"/>|</text:p>
      <text:p text:style-name="P15"><text:s/>--------------------------------</text:p>
      <text:p text:style-name="P15">| reception de paquet <text:s text:c="10"/>|</text:p>
      <text:p text:style-name="P15">| <text:s/>cycle <text:s/>| <text:s text:c="2"/>port <text:s text:c="13"/>|</text:p>
      <text:p text:style-name="P15">| <text:s text:c="2"/>21 <text:s text:c="3"/>| <text:s text:c="2"/>0 <text:s text:c="15"/>|</text:p>
      <text:p text:style-name="P15">| <text:s text:c="2"/>source <text:s text:c="2"/>| <text:s text:c="2"/>dest <text:s/>| <text:s/>num <text:s text:c="2"/>|</text:p>
      <text:p text:style-name="P15">| <text:s text:c="2"/>1 <text:s text:c="7"/>| <text:s text:c="2"/>2 <text:s text:c="4"/>| 0 <text:s text:c="5"/>|</text:p>
      <text:p text:style-name="P15"><text:s/>--------------------------------</text:p>
      <text:p text:style-name="P15"><text:s/>--------------------------------</text:p>
      <text:p text:style-name="P15">| Message du Terminal <text:s/>2 <text:s text:c="7"/>|</text:p>
      <text:p text:style-name="P15"><text:s/>--------------------------------</text:p>
      <text:p text:style-name="P15">| reception de paquet <text:s text:c="10"/>|</text:p>
      <text:p text:style-name="P15">| <text:s/>cycle <text:s/>| <text:s text:c="2"/>port <text:s text:c="13"/>|</text:p>
      <text:p text:style-name="P15">| <text:s text:c="2"/>23 <text:s text:c="3"/>| <text:s text:c="2"/>0 <text:s text:c="15"/>|</text:p>
      <text:p text:style-name="P15">| <text:s text:c="2"/>source <text:s text:c="2"/>| <text:s text:c="2"/>dest <text:s/>| <text:s/>num <text:s text:c="2"/>|</text:p>
      <text:p text:style-name="P15">| <text:s text:c="2"/>1 <text:s text:c="7"/>| <text:s text:c="2"/>2 <text:s text:c="4"/>| 0 <text:s text:c="5"/>|</text:p>
      <text:p text:style-name="P15"><text:s/>--------------------------------</text:p>
      <text:p text:style-name="P15"><text:s/>--------------------------------</text:p>
      <text:p text:style-name="P15">| Message du Terminal <text:s/>2 <text:s text:c="7"/>|</text:p>
      <text:p text:style-name="P15"><text:s/>--------------------------------</text:p>
      <text:p text:style-name="P15">| paquet a destination <text:s text:c="9"/>|</text:p>
      <text:p text:style-name="P15">| <text:s/>cycle <text:s/>| <text:s text:c="2"/>port <text:s text:c="13"/>|</text:p>
      <text:p text:style-name="P15">| <text:s text:c="2"/>23 <text:s text:c="3"/>| <text:s text:c="2"/>0 <text:s text:c="15"/>|</text:p>
      <text:p text:style-name="P15">| <text:s text:c="2"/>source <text:s text:c="2"/>| <text:s text:c="2"/>dest <text:s/>| <text:s/>num <text:s text:c="2"/>|</text:p>
      <text:p text:style-name="P15">| <text:s text:c="2"/>1 <text:s text:c="7"/>| <text:s text:c="2"/>2 <text:s text:c="4"/>| 0 <text:s text:c="5"/>|</text:p>
      <text:p text:style-name="P15"><text:s/>--------------------------------</text:p>
      <text:p text:style-name="P15"/>
      <text:p text:style-name="P17">Simulation deux</text:p>
      <text:p text:style-name="P15"/>
      <text:p text:style-name="P15"><text:s/>--------------------------------</text:p>
      <text:p text:style-name="P15">| Message du Terminal <text:s/>0 <text:s text:c="7"/>|</text:p>
      <text:p text:style-name="P15"><text:soft-page-break/><text:s/>--------------------------------</text:p>
      <text:p text:style-name="P15">| <text:s/>creation de paquet <text:s text:c="10"/>|</text:p>
      <text:p text:style-name="P15">| <text:s/>cycle <text:s/>| <text:s text:c="2"/>port <text:s text:c="13"/>|</text:p>
      <text:p text:style-name="P15">| <text:s text:c="2"/>39 <text:s text:c="3"/>| <text:s text:c="2"/>0 <text:s text:c="15"/>|</text:p>
      <text:p text:style-name="P15">| <text:s text:c="2"/>source <text:s text:c="2"/>| <text:s text:c="2"/>dest <text:s/>| <text:s/>num <text:s text:c="2"/>|</text:p>
      <text:p text:style-name="P15">| <text:s text:c="2"/>0 <text:s text:c="7"/>| <text:s text:c="2"/>0 <text:s text:c="4"/>| 0 <text:s text:c="5"/>|</text:p>
      <text:p text:style-name="P15"><text:s/>--------------------------------</text:p>
      <text:p text:style-name="P15"><text:s/>--------------------------------</text:p>
      <text:p text:style-name="P15">| Message du Routeur <text:s text:c="2"/>0 <text:s text:c="7"/>|</text:p>
      <text:p text:style-name="P15"><text:s/>--------------------------------</text:p>
      <text:p text:style-name="P15">| reception de paquet <text:s text:c="10"/>|</text:p>
      <text:p text:style-name="P15">| <text:s/>cycle <text:s/>| <text:s text:c="2"/>port <text:s text:c="13"/>|</text:p>
      <text:p text:style-name="P15">| <text:s text:c="2"/>40 <text:s text:c="3"/>| <text:s text:c="2"/>1 <text:s text:c="15"/>|</text:p>
      <text:p text:style-name="P15">| <text:s text:c="2"/>source <text:s text:c="2"/>| <text:s text:c="2"/>dest <text:s/>| <text:s/>num <text:s text:c="2"/>|</text:p>
      <text:p text:style-name="P15">| <text:s text:c="2"/>0 <text:s text:c="7"/>| <text:s text:c="2"/>0 <text:s text:c="4"/>| 0 <text:s text:c="5"/>|</text:p>
      <text:p text:style-name="P15"><text:s/>--------------------------------</text:p>
      <text:p text:style-name="P15"><text:s/>--------------------------------</text:p>
      <text:p text:style-name="P15">| Message du Routeur <text:s text:c="2"/>1 <text:s text:c="7"/>|</text:p>
      <text:p text:style-name="P15"><text:s/>--------------------------------</text:p>
      <text:p text:style-name="P15">| reception de paquet <text:s text:c="10"/>|</text:p>
      <text:p text:style-name="P15">| <text:s/>cycle <text:s/>| <text:s text:c="2"/>port <text:s text:c="13"/>|</text:p>
      <text:p text:style-name="P15">| <text:s text:c="2"/>41 <text:s text:c="3"/>| <text:s text:c="2"/>1 <text:s text:c="15"/>|</text:p>
      <text:p text:style-name="P15">| <text:s text:c="2"/>source <text:s text:c="2"/>| <text:s text:c="2"/>dest <text:s/>| <text:s/>num <text:s text:c="2"/>|</text:p>
      <text:p text:style-name="P15">| <text:s text:c="2"/>0 <text:s text:c="7"/>| <text:s text:c="2"/>0 <text:s text:c="4"/>| 0 <text:s text:c="5"/>|</text:p>
      <text:p text:style-name="P15"><text:s/>--------------------------------</text:p>
      <text:p text:style-name="P15"><text:s/>--------------------------------</text:p>
      <text:p text:style-name="P15">| Message du Routeur <text:s text:c="2"/>2 <text:s text:c="7"/>|</text:p>
      <text:p text:style-name="P15"><text:s/>--------------------------------</text:p>
      <text:p text:style-name="P15">| reception de paquet <text:s text:c="10"/>|</text:p>
      <text:p text:style-name="P15">| <text:s/>cycle <text:s/>| <text:s text:c="2"/>port <text:s text:c="13"/>|</text:p>
      <text:p text:style-name="P15">| <text:s text:c="2"/>42 <text:s text:c="3"/>| <text:s text:c="2"/>1 <text:s text:c="15"/>|</text:p>
      <text:p text:style-name="P15">| <text:s text:c="2"/>source <text:s text:c="2"/>| <text:s text:c="2"/>dest <text:s/>| <text:s/>num <text:s text:c="2"/>|</text:p>
      <text:p text:style-name="P15">| <text:s text:c="2"/>0 <text:s text:c="7"/>| <text:s text:c="2"/>0 <text:s text:c="4"/>| 0 <text:s text:c="5"/>|</text:p>
      <text:p text:style-name="P15"><text:s/>--------------------------------</text:p>
      <text:p text:style-name="P15"><text:s/>--------------------------------</text:p>
      <text:p text:style-name="P15">| Message du Routeur <text:s text:c="2"/>3 <text:s text:c="7"/>|</text:p>
      <text:p text:style-name="P15"><text:s/>--------------------------------</text:p>
      <text:p text:style-name="P15">| reception de paquet <text:s text:c="10"/>|</text:p>
      <text:p text:style-name="P15">| <text:s/>cycle <text:s/>| <text:s text:c="2"/>port <text:s text:c="13"/>|</text:p>
      <text:p text:style-name="P15">| <text:s text:c="2"/>43 <text:s text:c="3"/>| <text:s text:c="2"/>0 <text:s text:c="15"/>|</text:p>
      <text:p text:style-name="P15">| <text:s text:c="2"/>source <text:s text:c="2"/>| <text:s text:c="2"/>dest <text:s/>| <text:s/>num <text:s text:c="2"/>|</text:p>
      <text:p text:style-name="P15">| <text:s text:c="2"/>0 <text:s text:c="7"/>| <text:s text:c="2"/>0 <text:s text:c="4"/>| 0 <text:s text:c="5"/>|</text:p>
      <text:p text:style-name="P15"><text:s/>--------------------------------</text:p>
      <text:p text:style-name="P15"><text:s/>--------------------------------</text:p>
      <text:p text:style-name="P15">| Message du Routeur <text:s text:c="2"/>4 <text:s text:c="7"/>|</text:p>
      <text:p text:style-name="P15"><text:s/>--------------------------------</text:p>
      <text:p text:style-name="P15">| reception de paquet <text:s text:c="10"/>|</text:p>
      <text:p text:style-name="P15">| <text:s/>cycle <text:s/>| <text:s text:c="2"/>port <text:s text:c="13"/>|</text:p>
      <text:p text:style-name="P15">| <text:s text:c="2"/>43 <text:s text:c="3"/>| <text:s text:c="2"/>0 <text:s text:c="15"/>|</text:p>
      <text:p text:style-name="P15">| <text:s text:c="2"/>source <text:s text:c="2"/>| <text:s text:c="2"/>dest <text:s/>| <text:s/>num <text:s text:c="2"/>|</text:p>
      <text:p text:style-name="P15">| <text:s text:c="2"/>0 <text:s text:c="7"/>| <text:s text:c="2"/>0 <text:s text:c="4"/>| 0 <text:s text:c="5"/>|</text:p>
      <text:p text:style-name="P15"><text:s/>--------------------------------</text:p>
      <text:p text:style-name="P15"><text:soft-page-break/><text:s/>--------------------------------</text:p>
      <text:p text:style-name="P15">| Message du Routeur <text:s text:c="2"/>5 <text:s text:c="7"/>|</text:p>
      <text:p text:style-name="P15"><text:s/>--------------------------------</text:p>
      <text:p text:style-name="P15">| reception de paquet <text:s text:c="10"/>|</text:p>
      <text:p text:style-name="P15">| <text:s/>cycle <text:s/>| <text:s text:c="2"/>port <text:s text:c="13"/>|</text:p>
      <text:p text:style-name="P15">| <text:s text:c="2"/>44 <text:s text:c="3"/>| <text:s text:c="2"/>0 <text:s text:c="15"/>|</text:p>
      <text:p text:style-name="P15">| <text:s text:c="2"/>source <text:s text:c="2"/>| <text:s text:c="2"/>dest <text:s/>| <text:s/>num <text:s text:c="2"/>|</text:p>
      <text:p text:style-name="P15">| <text:s text:c="2"/>0 <text:s text:c="7"/>| <text:s text:c="2"/>0 <text:s text:c="4"/>| 0 <text:s text:c="5"/>|</text:p>
      <text:p text:style-name="P15"><text:s/>--------------------------------</text:p>
      <text:p text:style-name="P15"><text:s/>--------------------------------</text:p>
      <text:p text:style-name="P15">| Message du Routeur <text:s text:c="2"/>6 <text:s text:c="7"/>|</text:p>
      <text:p text:style-name="P15"><text:s/>--------------------------------</text:p>
      <text:p text:style-name="P15">| reception de paquet <text:s text:c="10"/>|</text:p>
      <text:p text:style-name="P15">| <text:s/>cycle <text:s/>| <text:s text:c="2"/>port <text:s text:c="13"/>|</text:p>
      <text:p text:style-name="P15">| <text:s text:c="2"/>42 <text:s text:c="3"/>| <text:s text:c="2"/>0 <text:s text:c="15"/>|</text:p>
      <text:p text:style-name="P15">| <text:s text:c="2"/>source <text:s text:c="2"/>| <text:s text:c="2"/>dest <text:s/>| <text:s/>num <text:s text:c="2"/>|</text:p>
      <text:p text:style-name="P15">| <text:s text:c="2"/>0 <text:s text:c="7"/>| <text:s text:c="2"/>0 <text:s text:c="4"/>| 0 <text:s text:c="5"/>|</text:p>
      <text:p text:style-name="P15"><text:s/>--------------------------------</text:p>
      <text:p text:style-name="P15"><text:s/>--------------------------------</text:p>
      <text:p text:style-name="P15">| Message du Terminal <text:s/>0 <text:s text:c="7"/>|</text:p>
      <text:p text:style-name="P15"><text:s/>--------------------------------</text:p>
      <text:p text:style-name="P15">| <text:s text:c="3"/>envoi de paquet <text:s text:c="11"/>|</text:p>
      <text:p text:style-name="P15">| <text:s/>cycle <text:s/>| <text:s text:c="2"/>port <text:s text:c="13"/>|</text:p>
      <text:p text:style-name="P15">| <text:s text:c="2"/>40 <text:s text:c="3"/>| <text:s text:c="2"/>0 <text:s text:c="15"/>|</text:p>
      <text:p text:style-name="P15">| <text:s text:c="2"/>source <text:s text:c="2"/>| <text:s text:c="2"/>dest <text:s/>| <text:s/>num <text:s text:c="2"/>|</text:p>
      <text:p text:style-name="P15">| <text:s text:c="2"/>0 <text:s text:c="7"/>| <text:s text:c="2"/>0 <text:s text:c="4"/>| 0 <text:s text:c="5"/>|</text:p>
      <text:p text:style-name="P15"><text:s/>--------------------------------</text:p>
      <text:p text:style-name="P15"><text:s/>--------------------------------</text:p>
      <text:p text:style-name="P15">| Message du Routeur <text:s text:c="2"/>0 <text:s text:c="7"/>|</text:p>
      <text:p text:style-name="P15"><text:s/>--------------------------------</text:p>
      <text:p text:style-name="P15">| <text:s text:c="3"/>envoi de paquet <text:s text:c="11"/>|</text:p>
      <text:p text:style-name="P15">| <text:s/>cycle <text:s/>| <text:s text:c="2"/>port <text:s text:c="13"/>|</text:p>
      <text:p text:style-name="P15">| <text:s text:c="2"/>41 <text:s text:c="3"/>| <text:s text:c="2"/>1 <text:s text:c="15"/>|</text:p>
      <text:p text:style-name="P15">| <text:s text:c="2"/>source <text:s text:c="2"/>| <text:s text:c="2"/>dest <text:s/>| <text:s/>num <text:s text:c="2"/>|</text:p>
      <text:p text:style-name="P15">| <text:s text:c="2"/>0 <text:s text:c="7"/>| <text:s text:c="2"/>0 <text:s text:c="4"/>| 0 <text:s text:c="5"/>|</text:p>
      <text:p text:style-name="P15"><text:s/>--------------------------------</text:p>
      <text:p text:style-name="P15"><text:s/>--------------------------------</text:p>
      <text:p text:style-name="P15">| Message du Routeur <text:s text:c="2"/>1 <text:s text:c="7"/>|</text:p>
      <text:p text:style-name="P15"><text:s/>--------------------------------</text:p>
      <text:p text:style-name="P15">| <text:s text:c="3"/>envoi de paquet <text:s text:c="11"/>|</text:p>
      <text:p text:style-name="P15">| <text:s/>cycle <text:s/>| <text:s text:c="2"/>port <text:s text:c="13"/>|</text:p>
      <text:p text:style-name="P15">| <text:s text:c="2"/>42 <text:s text:c="3"/>| <text:s text:c="2"/>1 <text:s text:c="15"/>|</text:p>
      <text:p text:style-name="P15">| <text:s text:c="2"/>source <text:s text:c="2"/>| <text:s text:c="2"/>dest <text:s/>| <text:s/>num <text:s text:c="2"/>|</text:p>
      <text:p text:style-name="P15">| <text:s text:c="2"/>0 <text:s text:c="7"/>| <text:s text:c="2"/>0 <text:s text:c="4"/>| 0 <text:s text:c="5"/>|</text:p>
      <text:p text:style-name="P15"><text:s/>--------------------------------</text:p>
      <text:p text:style-name="P15"><text:s/>--------------------------------</text:p>
      <text:p text:style-name="P15">| Message du Routeur <text:s text:c="2"/>2 <text:s text:c="7"/>|</text:p>
      <text:p text:style-name="P15"><text:s/>--------------------------------</text:p>
      <text:p text:style-name="P15">| <text:s text:c="3"/>envoi de paquet <text:s text:c="11"/>|</text:p>
      <text:p text:style-name="P15">| <text:s/>cycle <text:s/>| <text:s text:c="2"/>port <text:s text:c="13"/>|</text:p>
      <text:p text:style-name="P15">| <text:s text:c="2"/>43 <text:s text:c="3"/>| <text:s text:c="2"/>1 <text:s text:c="15"/>|</text:p>
      <text:p text:style-name="P15">| <text:s text:c="2"/>source <text:s text:c="2"/>| <text:s text:c="2"/>dest <text:s/>| <text:s/>num <text:s text:c="2"/>|</text:p>
      <text:p text:style-name="P15"><text:soft-page-break/>| <text:s text:c="2"/>0 <text:s text:c="7"/>| <text:s text:c="2"/>0 <text:s text:c="4"/>| 0 <text:s text:c="5"/>|</text:p>
      <text:p text:style-name="P15"><text:s/>--------------------------------</text:p>
      <text:p text:style-name="P15"><text:s/>--------------------------------</text:p>
      <text:p text:style-name="P15">| Message du Routeur <text:s text:c="2"/>3 <text:s text:c="7"/>|</text:p>
      <text:p text:style-name="P15"><text:s/>--------------------------------</text:p>
      <text:p text:style-name="P15">| <text:s text:c="3"/>envoi de paquet <text:s text:c="11"/>|</text:p>
      <text:p text:style-name="P15">| <text:s/>cycle <text:s/>| <text:s text:c="2"/>port <text:s text:c="13"/>|</text:p>
      <text:p text:style-name="P15">| <text:s text:c="2"/>44 <text:s text:c="3"/>| <text:s text:c="2"/>0 <text:s text:c="15"/>|</text:p>
      <text:p text:style-name="P15">| <text:s text:c="2"/>source <text:s text:c="2"/>| <text:s text:c="2"/>dest <text:s/>| <text:s/>num <text:s text:c="2"/>|</text:p>
      <text:p text:style-name="P15">| <text:s text:c="2"/>0 <text:s text:c="7"/>| <text:s text:c="2"/>0 <text:s text:c="4"/>| 0 <text:s text:c="5"/>|</text:p>
      <text:p text:style-name="P15"><text:s/>--------------------------------</text:p>
      <text:p text:style-name="P15"><text:s/>--------------------------------</text:p>
      <text:p text:style-name="P15">| Message du Routeur <text:s text:c="2"/>4 <text:s text:c="7"/>|</text:p>
      <text:p text:style-name="P15"><text:s/>--------------------------------</text:p>
      <text:p text:style-name="P15">| <text:s text:c="3"/>envoi de paquet <text:s text:c="11"/>|</text:p>
      <text:p text:style-name="P15">| <text:s/>cycle <text:s/>| <text:s text:c="2"/>port <text:s text:c="13"/>|</text:p>
      <text:p text:style-name="P15">| <text:s text:c="2"/>44 <text:s text:c="3"/>| <text:s text:c="2"/>0 <text:s text:c="15"/>|</text:p>
      <text:p text:style-name="P15">| <text:s text:c="2"/>source <text:s text:c="2"/>| <text:s text:c="2"/>dest <text:s/>| <text:s/>num <text:s text:c="2"/>|</text:p>
      <text:p text:style-name="P15">| <text:s text:c="2"/>0 <text:s text:c="7"/>| <text:s text:c="2"/>0 <text:s text:c="4"/>| 0 <text:s text:c="5"/>|</text:p>
      <text:p text:style-name="P15"><text:s/>--------------------------------</text:p>
      <text:p text:style-name="P15"><text:s/>--------------------------------</text:p>
      <text:p text:style-name="P15">| Message du Routeur <text:s text:c="2"/>5 <text:s text:c="7"/>|</text:p>
      <text:p text:style-name="P15"><text:s/>--------------------------------</text:p>
      <text:p text:style-name="P15">| <text:s text:c="3"/>envoi de paquet <text:s text:c="11"/>|</text:p>
      <text:p text:style-name="P15">| <text:s/>cycle <text:s/>| <text:s text:c="2"/>port <text:s text:c="13"/>|</text:p>
      <text:p text:style-name="P15">| <text:s text:c="2"/>45 <text:s text:c="3"/>| <text:s text:c="2"/>0 <text:s text:c="15"/>|</text:p>
      <text:p text:style-name="P15">| <text:s text:c="2"/>source <text:s text:c="2"/>| <text:s text:c="2"/>dest <text:s/>| <text:s/>num <text:s text:c="2"/>|</text:p>
      <text:p text:style-name="P15">| <text:s text:c="2"/>0 <text:s text:c="7"/>| <text:s text:c="2"/>0 <text:s text:c="4"/>| 0 <text:s text:c="5"/>|</text:p>
      <text:p text:style-name="P15"><text:s/>--------------------------------</text:p>
      <text:p text:style-name="P15"><text:s/>--------------------------------</text:p>
      <text:p text:style-name="P15">| Message du Routeur <text:s text:c="2"/>6 <text:s text:c="7"/>|</text:p>
      <text:p text:style-name="P15"><text:s/>--------------------------------</text:p>
      <text:p text:style-name="P15">| <text:s text:c="3"/>envoi de paquet <text:s text:c="11"/>|</text:p>
      <text:p text:style-name="P15">| <text:s/>cycle <text:s/>| <text:s text:c="2"/>port <text:s text:c="13"/>|</text:p>
      <text:p text:style-name="P15">| <text:s text:c="2"/>43 <text:s text:c="3"/>| <text:s text:c="2"/>0 <text:s text:c="15"/>|</text:p>
      <text:p text:style-name="P15">| <text:s text:c="2"/>source <text:s text:c="2"/>| <text:s text:c="2"/>dest <text:s/>| <text:s/>num <text:s text:c="2"/>|</text:p>
      <text:p text:style-name="P15">| <text:s text:c="2"/>0 <text:s text:c="7"/>| <text:s text:c="2"/>0 <text:s text:c="4"/>| 0 <text:s text:c="5"/>|</text:p>
      <text:p text:style-name="P15"><text:s/>--------------------------------</text:p>
      <text:p text:style-name="P15"><text:s/>--------------------------------</text:p>
      <text:p text:style-name="P15">| Message du Terminal <text:s/>0 <text:s text:c="7"/>|</text:p>
      <text:p text:style-name="P15"><text:s/>--------------------------------</text:p>
      <text:p text:style-name="P15">| reception de paquet <text:s text:c="10"/>|</text:p>
      <text:p text:style-name="P15">| <text:s/>cycle <text:s/>| <text:s text:c="2"/>port <text:s text:c="13"/>|</text:p>
      <text:p text:style-name="P15">| <text:s text:c="2"/>41 <text:s text:c="3"/>| <text:s text:c="2"/>0 <text:s text:c="15"/>|</text:p>
      <text:p text:style-name="P15">| <text:s text:c="2"/>source <text:s text:c="2"/>| <text:s text:c="2"/>dest <text:s/>| <text:s/>num <text:s text:c="2"/>|</text:p>
      <text:p text:style-name="P15">| <text:s text:c="2"/>0 <text:s text:c="7"/>| <text:s text:c="2"/>0 <text:s text:c="4"/>| 0 <text:s text:c="5"/>|</text:p>
      <text:p text:style-name="P15"><text:s/>--------------------------------</text:p>
      <text:p text:style-name="P15"><text:s/>--------------------------------</text:p>
      <text:p text:style-name="P15">| Message du Terminal <text:s/>0 <text:s text:c="7"/>|</text:p>
      <text:p text:style-name="P15"><text:s/>--------------------------------</text:p>
      <text:p text:style-name="P15">| paquet a destination <text:s text:c="9"/>|</text:p>
      <text:p text:style-name="P15">| <text:s/>cycle <text:s/>| <text:s text:c="2"/>port <text:s text:c="13"/>|</text:p>
      <text:p text:style-name="P15"><text:soft-page-break/>| <text:s text:c="2"/>41 <text:s text:c="3"/>| <text:s text:c="2"/>0 <text:s text:c="15"/>|</text:p>
      <text:p text:style-name="P15">| <text:s text:c="2"/>source <text:s text:c="2"/>| <text:s text:c="2"/>dest <text:s/>| <text:s/>num <text:s text:c="2"/>|</text:p>
      <text:p text:style-name="P15">| <text:s text:c="2"/>0 <text:s text:c="7"/>| <text:s text:c="2"/>0 <text:s text:c="4"/>| 0 <text:s text:c="5"/>|</text:p>
      <text:p text:style-name="P15"><text:s/>--------------------------------</text:p>
      <text:p text:style-name="P15"><text:s/>--------------------------------</text:p>
      <text:p text:style-name="P15">| Message du Terminal <text:s/>1 <text:s text:c="7"/>|</text:p>
      <text:p text:style-name="P15"><text:s/>--------------------------------</text:p>
      <text:p text:style-name="P15">| reception de paquet <text:s text:c="10"/>|</text:p>
      <text:p text:style-name="P15">| <text:s/>cycle <text:s/>| <text:s text:c="2"/>port <text:s text:c="13"/>|</text:p>
      <text:p text:style-name="P15">| <text:s text:c="2"/>43 <text:s text:c="3"/>| <text:s text:c="2"/>0 <text:s text:c="15"/>|</text:p>
      <text:p text:style-name="P15">| <text:s text:c="2"/>source <text:s text:c="2"/>| <text:s text:c="2"/>dest <text:s/>| <text:s/>num <text:s text:c="2"/>|</text:p>
      <text:p text:style-name="P15">| <text:s text:c="2"/>0 <text:s text:c="7"/>| <text:s text:c="2"/>0 <text:s text:c="4"/>| 0 <text:s text:c="5"/>|</text:p>
      <text:p text:style-name="P15"><text:s/>--------------------------------</text:p>
      <text:p text:style-name="P15"><text:s/>--------------------------------</text:p>
      <text:p text:style-name="P15">| Message du Terminal <text:s/>2 <text:s text:c="7"/>|</text:p>
      <text:p text:style-name="P15"><text:s/>--------------------------------</text:p>
      <text:p text:style-name="P15">| reception de paquet <text:s text:c="10"/>|</text:p>
      <text:p text:style-name="P15">| <text:s/>cycle <text:s/>| <text:s text:c="2"/>port <text:s text:c="13"/>|</text:p>
      <text:p text:style-name="P15">| <text:s text:c="2"/>43 <text:s text:c="3"/>| <text:s text:c="2"/>0 <text:s text:c="15"/>|</text:p>
      <text:p text:style-name="P15">| <text:s text:c="2"/>source <text:s text:c="2"/>| <text:s text:c="2"/>dest <text:s/>| <text:s/>num <text:s text:c="2"/>|</text:p>
      <text:p text:style-name="P15">| <text:s text:c="2"/>0 <text:s text:c="7"/>| <text:s text:c="2"/>0 <text:s text:c="4"/>| 0 <text:s text:c="5"/>|</text:p>
      <text:p text:style-name="P15"><text:s/>--------------------------------</text:p>
      <text:p text:style-name="P15"/>
      <text:p text:style-name="P16">Il faudra quatre cycles afin que le message ne circule plus lors de la première simulation.</text:p>
      <text:p text:style-name="P16">Il faudra six cycles afin que le message ne circule plus.</text:p>
      <text:p text:style-name="P16">Comme mesuré, ce chiffre n’est pas identique pour les deux simulation. Nous pouvons donc en déduire que le nombre de cycle nécessaire dépends de la position du terminal émetteur au sein de la topologie.</text:p>
      <text:p text:style-name="P16"/>
      <text:p text:style-name="P7">Exercice <text:span text:style-name="T3">5</text:span> : <text:span text:style-name="T3">Comptage</text:span></text:p>
      <text:p text:style-name="P7"/>
      <text:p text:style-name="P11"><text:span text:style-name="T3">5</text:span>,2 Simulation et question</text:p>
      <text:p text:style-name="P11"/>
      <text:p text:style-name="P18">Simulation une</text:p>
      <text:p text:style-name="P18"/>
      <text:p text:style-name="P8">Exercice <text:span text:style-name="T3">6</text:span> : <text:span text:style-name="T3">Non relayage du message</text:span></text:p>
      <text:p text:style-name="P8"/>
      <text:p text:style-name="P12"><text:span text:style-name="T3">6</text:span>,2 Simulation et question</text:p>
      <text:p text:style-name="P12"/>
      <text:p text:style-name="P19">Simulation une</text:p>
      <text:p text:style-name="P19"/>
      <text:p text:style-name="P8">Exercice <text:span text:style-name="T4">7</text:span> : <text:span text:style-name="T3">Non relayage du message</text:span></text:p>
      <text:p text:style-name="P8"/>
      <text:p text:style-name="P12"><text:soft-page-break/><text:span text:style-name="T4">7</text:span>,<text:span text:style-name="T4">3</text:span> Simulation et question</text:p>
      <text:p text:style-name="P12"/>
      <text:p text:style-name="P19">Simulation une</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KLUG" svg:font-family="LKLUG"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Extrémités_20_de_20_flèche_20_1" draw:display-name="Extrémités de flèche 1" svg:viewBox="0 0 1013 1130" svg:d="M1009 1050l-449-1008-22-30-29-12-34 12-21 26-449 1012-5 13v8l5 21 12 21 17 13 21 4h903l21-4 21-13 9-21 4-21v-8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6T22:26:44.882417416</meta:creation-date>
    <dc:date>2017-01-16T23:45:11.367887743</dc:date>
    <meta:editing-duration>PT36M31S</meta:editing-duration>
    <meta:editing-cycles>9</meta:editing-cycles>
    <meta:generator>LibreOffice/5.1.4.2$Linux_X86_64 LibreOffice_project/10m0$Build-2</meta:generator>
    <meta:document-statistic meta:table-count="0" meta:image-count="0" meta:object-count="0" meta:page-count="11" meta:paragraph-count="386" meta:word-count="1686" meta:character-count="12844" meta:non-whitespace-character-count="7852"/>
  </office:meta>
</office:document-meta>
</file>